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cm" svg:height="2.5cm" svg:x="2.8cm" svg:y="2.9cm">
          <text:p text:style-name="P1">Invoice Templat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2.3cm" svg:x="13cm" svg:y="10.5cm">
          <text:p text:style-name="P1">Printed Invoic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7cm" svg:y1="9cm" svg:x2="5.7cm" svg:y2="5.4cm">
          <text:p text:style-name="P1"/>
          <text:p text:style-name="P1"/>
          <text:p text:style-name="P1">Payment</text:p>
          <text:p text:style-name="P1">Details</text:p>
        </draw:line>
        <draw:custom-shape draw:style-name="gr1" draw:text-style-name="P1" draw:layer="layout" svg:width="6.5cm" svg:height="2.63cm" svg:x="12cm" svg:y="2.9cm">
          <text:p text:style-name="P1">Prin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8.2cm" svg:y1="4.2cm" svg:x2="12cm" svg:y2="4.2cm">
          <text:p text:style-name="P1"/>
          <text:p text:style-name="P1"/>
          <text:p text:style-name="P1">Template</text:p>
        </draw:line>
        <draw:line draw:style-name="gr3" draw:text-style-name="P1" draw:layer="layout" svg:x1="15.5cm" svg:y1="5.5cm" svg:x2="15.5cm" svg:y2="10.5cm">
          <text:p text:style-name="P1">Template</text:p>
          <text:p text:style-name="P1"/>
          <text:p text:style-name="P1"/>
        </draw:line>
        <draw:custom-shape draw:style-name="gr1" draw:text-style-name="P1" draw:layer="layout" svg:width="3.863cm" svg:height="2.5cm" svg:x="2.4cm" svg:y="9cm">
          <text:p text:style-name="P1">Databas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2T13:11:46.889000000</meta:creation-date>
    <meta:generator>LibreOffice/4.2.5.2$Windows_x86 LibreOffice_project/61cb170a04bb1f12e77c884eab9192be736ec5f5</meta:generator>
    <dc:date>2014-10-02T13:14:08.676000000</dc:date>
    <meta:editing-duration>P0D</meta:editing-duration>
    <meta:editing-cycles>1</meta:editing-cycles>
    <meta:document-statistic meta:object-count="7"/>
  </office:meta>
</office:document-meta>
</file>